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P27" style:family="paragraph" style:parent-style-name="Standard" style:list-style-name="L1">
      <style:text-properties fo:color="#000000" loext:opacity="100%" officeooo:rsid="003251dc" officeooo:paragraph-rsid="003251dc"/>
    </style:style>
    <style:style style:name="P28" style:family="paragraph" style:parent-style-name="Standard" style:list-style-name="L1">
      <style:text-properties fo:color="#000000" loext:opacity="100%" officeooo:rsid="003339d6" officeooo:paragraph-rsid="003339d6"/>
    </style:style>
    <style:style style:name="P29" style:family="paragraph" style:parent-style-name="Standard" style:list-style-name="L1">
      <style:text-properties fo:color="#000000" loext:opacity="100%" officeooo:rsid="0034bdf2" officeooo:paragraph-rsid="0034bdf2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78466272416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278466257152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3156449696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7">The background property</text:p>
              </text:list-item>
              <text:list-item>
                <text:p text:style-name="P28">Position Elements by Floating</text:p>
              </text:list-item>
              <text:list-item>
                <text:p text:style-name="P29">Relative and Absolute Element Positioning</text:p>
              </text:list-item>
              <text:list-item>
                <text:p text:style-name="P29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27846626118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84662614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84662617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443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558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451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454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5496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4920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566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5294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474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2764754463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 table:style-name="TableLine22764754515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09:23:30.052000000</dc:date>
    <meta:editing-duration>PT6H3M6S</meta:editing-duration>
    <meta:editing-cycles>29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3" meta:word-count="149" meta:character-count="880" meta:non-whitespace-character-count="788"/>
  </office:meta>
</office:document-meta>
</file>